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nuBarRenderer.addMenuItem( StringBuilder sb , String var , FacesContext facesContext , UICommand command , LabelWithAccessKey label , String image , String onClick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MenuBarRenderer.getRender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BarRenderer.addSelectOne( StringBuilder sb , String var , FacesContext facesContext , UICommand command , String onclick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MenuBarRenderer.createMenuEntry( FacesContext facesContext , UIPanel uiPa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nuBarRenderer.addMenu( StringBuilder sb , String var , FacesContext facesContext , UIPanel menu ,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nuBarRenderer.addMenuSeparator( StringBuilder sb , String v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enuBarRenderer.encodeEnd( FacesContext facesContext ,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MenuBarRenderer.addImage( TobagoResponseWriter writer , FacesContext facesContext , String image , boolean disabl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enuBarRenderer.addSelectBoolean( StringBuilder sb , String var , FacesContext facesContext , UICommand command , String onClic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enuBarRenderer.addCommand( StringBuilder sb , String var , FacesContext facesContext , UICommand command , String on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nuBarRenderer.createJavascriptFunction( FacesContext facesContext , UIComponent component , String setupFun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MenuBarRenderer.addMenuEntrys( StringBuilder sb , String var , FacesContext facesContext , UIComponent component , boolean wa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BarRenderer.prepareForScrip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BarRenderer.writeMenuEntry( FacesContext facesContext , TobagoResponseWriter writer , UIPanel uiPanel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MenuBarRenderer.addMenuEntrys( StringBuilder sb , String var , FacesContext facesContext , UIComponent component , boolean warn , int inde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enuBarRenderer.renderTopLevelItems( FacesContext facesContext , TobagoResponseWriter writer ,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nuBarRenderer.addMenuItem( StringBuilder sb , String var , FacesContext facesContext , UICommand command , String image , String on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nuBarRenderer.encodeChildren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nuBarRenderer.addAcceleratorKey( FacesContext facesContext , UIComponent component , Character access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enuBarRenderer.createSetupFunction( String cli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BarRenderer.addMenuEntry( StringBuilder sb , String var , FacesContext facesContext , UICommand comman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enuBarRenderer.prepareRender( FacesContext facesContext ,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enuBarRenderer.addScriptsAndStyles( FacesContext facesContext , UIComponent component , final String client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